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94cm"/>
    </style:style>
    <style:style style:name="co3" style:family="table-column">
      <style:table-column-properties fo:break-before="auto" style:column-width="5.909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4.911cm"/>
    </style:style>
    <style:style style:name="co6" style:family="table-column">
      <style:table-column-properties fo:break-before="auto" style:column-width="4.8cm"/>
    </style:style>
    <style:style style:name="co7" style:family="table-column">
      <style:table-column-properties fo:break-before="auto" style:column-width="4.466cm"/>
    </style:style>
    <style:style style:name="co8" style:family="table-column">
      <style:table-column-properties fo:break-before="auto" style:column-width="4.135cm"/>
    </style:style>
    <style:style style:name="co9" style:family="table-column">
      <style:table-column-properties fo:break-before="auto" style:column-width="4.383cm"/>
    </style:style>
    <style:style style:name="co10" style:family="table-column">
      <style:table-column-properties fo:break-before="auto" style:column-width="3.801cm"/>
    </style:style>
    <style:style style:name="co11" style:family="table-column">
      <style:table-column-properties fo:break-before="auto" style:column-width="4.494cm"/>
    </style:style>
    <style:style style:name="co12" style:family="table-column">
      <style:table-column-properties fo:break-before="auto" style:column-width="3.66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10.6330512282249</text:p>
          </table:table-cell>
          <table:table-cell office:value-type="string">
            <text:p>0.00840999714379834</text:p>
          </table:table-cell>
          <table:table-cell office:value-type="string">
            <text:p>6.02998598492797</text:p>
          </table:table-cell>
          <table:table-cell office:value-type="string">
            <text:p>0.00881505799114314</text:p>
          </table:table-cell>
          <table:table-cell office:value-type="string">
            <text:p>6.02998598492797</text:p>
          </table:table-cell>
          <table:table-cell office:value-type="string">
            <text:p>0.00821974212081345</text:p>
          </table:table-cell>
          <table:table-cell office:value-type="string">
            <text:p>6.02998598492797</text:p>
          </table:table-cell>
          <table:table-cell office:value-type="string">
            <text:p>0.00840999714379834</text:p>
          </table:table-cell>
          <table:table-cell office:value-type="string">
            <text:p>6.02998598492797</text:p>
          </table:table-cell>
          <table:table-cell office:value-type="string">
            <text:p>0.00840999714379835</text:p>
          </table:table-cell>
          <table:table-cell office:value-type="string">
            <text:p>6.02998598492797</text:p>
          </table:table-cell>
        </table:table-row>
        <table:table-row table:style-name="ro1">
          <table:table-cell office:value-type="string">
            <text:p>9.74701904371100</text:p>
          </table:table-cell>
          <table:table-cell office:value-type="string">
            <text:p>0.0684698659383867</text:p>
          </table:table-cell>
          <table:table-cell office:value-type="string">
            <text:p>6.37892585447178</text:p>
          </table:table-cell>
          <table:table-cell office:value-type="string">
            <text:p>0.0561493406194248</text:p>
          </table:table-cell>
          <table:table-cell office:value-type="string">
            <text:p>2.42096809589307</text:p>
          </table:table-cell>
          <table:table-cell office:value-type="string">
            <text:p>0.180725955502309</text:p>
          </table:table-cell>
          <table:table-cell office:value-type="string">
            <text:p>3.64448707626966</text:p>
          </table:table-cell>
          <table:table-cell office:value-type="string">
            <text:p>0.205012457241149</text:p>
          </table:table-cell>
          <table:table-cell office:value-type="string">
            <text:p>8.71878308827897</text:p>
          </table:table-cell>
          <table:table-cell office:value-type="string">
            <text:p>0.523540856031110</text:p>
          </table:table-cell>
          <table:table-cell office:value-type="string">
            <text:p>5.55151006793163</text:p>
          </table:table-cell>
        </table:table-row>
        <table:table-row table:style-name="ro1">
          <table:table-cell office:value-type="string">
            <text:p>1.57431077121193</text:p>
          </table:table-cell>
          <table:table-cell office:value-type="string">
            <text:p>0.927392020499031</text:p>
          </table:table-cell>
          <table:table-cell office:value-type="string">
            <text:p>9.69156216288747</text:p>
          </table:table-cell>
          <table:table-cell office:value-type="string">
            <text:p>3.12325743026677</text:p>
          </table:table-cell>
          <table:table-cell office:value-type="string">
            <text:p>14.3583328652113</text:p>
          </table:table-cell>
          <table:table-cell office:value-type="string">
            <text:p>1.14925178457415</text:p>
          </table:table-cell>
          <table:table-cell office:value-type="string">
            <text:p>-10.1682857687661</text:p>
          </table:table-cell>
          <table:table-cell office:value-type="string">
            <text:p>2.63473139878071</text:p>
          </table:table-cell>
          <table:table-cell office:value-type="string">
            <text:p>12.0575583016080</text:p>
          </table:table-cell>
          <table:table-cell office:value-type="string">
            <text:p>6.89557522123894</text:p>
          </table:table-cell>
          <table:table-cell office:value-type="string">
            <text:p>8.30319328333613</text:p>
          </table:table-cell>
        </table:table-row>
        <table:table-row table:style-name="ro1">
          <table:table-cell office:value-type="string">
            <text:p>1.24027205961653</text:p>
          </table:table-cell>
          <table:table-cell office:value-type="string">
            <text:p>1.63776085824370</text:p>
          </table:table-cell>
          <table:table-cell office:value-type="string">
            <text:p>10.2034962978894</text:p>
          </table:table-cell>
          <table:table-cell office:value-type="string">
            <text:p>0.242999496119274</text:p>
          </table:table-cell>
          <table:table-cell office:value-type="string">
            <text:p>6.65134400092793</text:p>
          </table:table-cell>
          <table:table-cell office:value-type="string">
            <text:p>-1.49822293385997</text:p>
          </table:table-cell>
          <table:table-cell office:value-type="string">
            <text:p>10.2034962978894</text:p>
          </table:table-cell>
          <table:table-cell office:value-type="string">
            <text:p>0.192224502914485</text:p>
          </table:table-cell>
          <table:table-cell office:value-type="string">
            <text:p>12.7279217487593</text:p>
          </table:table-cell>
          <table:table-cell office:value-type="string">
            <text:p>0.598706988244510</text:p>
          </table:table-cell>
          <table:table-cell office:value-type="string">
            <text:p>6.4345440460612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10.6330512282249</text:p>
          </table:table-cell>
          <table:table-cell office:value-type="string">
            <text:p>0.00840999714379834</text:p>
          </table:table-cell>
          <table:table-cell office:value-type="string">
            <text:p>6.90115413130171</text:p>
          </table:table-cell>
          <table:table-cell office:value-type="string">
            <text:p>0.00881505799114314</text:p>
          </table:table-cell>
          <table:table-cell office:value-type="string">
            <text:p>6.90115413130171</text:p>
          </table:table-cell>
          <table:table-cell office:value-type="string">
            <text:p>0.00821974212081345</text:p>
          </table:table-cell>
          <table:table-cell office:value-type="string">
            <text:p>6.90115413130171</text:p>
          </table:table-cell>
          <table:table-cell office:value-type="string">
            <text:p>0.00840999714379834</text:p>
          </table:table-cell>
          <table:table-cell office:value-type="string">
            <text:p>6.90115413130171</text:p>
          </table:table-cell>
          <table:table-cell office:value-type="string">
            <text:p>0.00840999714379835</text:p>
          </table:table-cell>
          <table:table-cell office:value-type="string">
            <text:p>6.90115413130171</text:p>
          </table:table-cell>
        </table:table-row>
        <table:table-row table:style-name="ro1">
          <table:table-cell office:value-type="string">
            <text:p>9.74701904371100</text:p>
          </table:table-cell>
          <table:table-cell office:value-type="string">
            <text:p>0.0684698659383867</text:p>
          </table:table-cell>
          <table:table-cell office:value-type="string">
            <text:p>7.25009400084552</text:p>
          </table:table-cell>
          <table:table-cell office:value-type="string">
            <text:p>0.0561493406194248</text:p>
          </table:table-cell>
          <table:table-cell office:value-type="string">
            <text:p>3.29213624226681</text:p>
          </table:table-cell>
          <table:table-cell office:value-type="string">
            <text:p>0.180725955502309</text:p>
          </table:table-cell>
          <table:table-cell office:value-type="string">
            <text:p>4.51565522264339</text:p>
          </table:table-cell>
          <table:table-cell office:value-type="string">
            <text:p>0.205012457241149</text:p>
          </table:table-cell>
          <table:table-cell office:value-type="string">
            <text:p>9.58995123465271</text:p>
          </table:table-cell>
          <table:table-cell office:value-type="string">
            <text:p>0.523540856031110</text:p>
          </table:table-cell>
          <table:table-cell office:value-type="string">
            <text:p>5.55151006793163</text:p>
          </table:table-cell>
        </table:table-row>
        <table:table-row table:style-name="ro1">
          <table:table-cell office:value-type="string">
            <text:p>1.57431077121193</text:p>
          </table:table-cell>
          <table:table-cell office:value-type="string">
            <text:p>0.927392020499031</text:p>
          </table:table-cell>
          <table:table-cell office:value-type="string">
            <text:p>10.5627303092612</text:p>
          </table:table-cell>
          <table:table-cell office:value-type="string">
            <text:p>3.12325743026677</text:p>
          </table:table-cell>
          <table:table-cell office:value-type="string">
            <text:p>15.2295010115850</text:p>
          </table:table-cell>
          <table:table-cell office:value-type="string">
            <text:p>1.14925178457415</text:p>
          </table:table-cell>
          <table:table-cell office:value-type="string">
            <text:p>-9.29711762239238</text:p>
          </table:table-cell>
          <table:table-cell office:value-type="string">
            <text:p>2.63473139878071</text:p>
          </table:table-cell>
          <table:table-cell office:value-type="string">
            <text:p>12.9287264479818</text:p>
          </table:table-cell>
          <table:table-cell office:value-type="string">
            <text:p>6.89557522123894</text:p>
          </table:table-cell>
          <table:table-cell office:value-type="string">
            <text:p>8.30319328333613</text:p>
          </table:table-cell>
        </table:table-row>
        <table:table-row table:style-name="ro1">
          <table:table-cell office:value-type="string">
            <text:p>1.24027205961653</text:p>
          </table:table-cell>
          <table:table-cell office:value-type="string">
            <text:p>1.63776085824370</text:p>
          </table:table-cell>
          <table:table-cell office:value-type="string">
            <text:p>11.0746644442631</text:p>
          </table:table-cell>
          <table:table-cell office:value-type="string">
            <text:p>0.242999496119274</text:p>
          </table:table-cell>
          <table:table-cell office:value-type="string">
            <text:p>7.52251214730167</text:p>
          </table:table-cell>
          <table:table-cell office:value-type="string">
            <text:p>-1.49822293385997</text:p>
          </table:table-cell>
          <table:table-cell office:value-type="string">
            <text:p>11.0746644442631</text:p>
          </table:table-cell>
          <table:table-cell office:value-type="string">
            <text:p>0.192224502914485</text:p>
          </table:table-cell>
          <table:table-cell office:value-type="string">
            <text:p>13.5990898951331</text:p>
          </table:table-cell>
          <table:table-cell office:value-type="string">
            <text:p>0.598706988244510</text:p>
          </table:table-cell>
          <table:table-cell office:value-type="string">
            <text:p>6.4345440460612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01">01.07.2024</text:date>, <text:time>15:0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19S</meta:editing-duration>
    <meta:editing-cycles>4</meta:editing-cycles>
    <meta:generator>OpenOffice/4.1.14$Win32 OpenOffice.org_project/4114m1$Build-9811</meta:generator>
    <dc:date>2024-07-01T15:01:20.64</dc:date>
    <dc:creator>Vernando Limodya</dc:creator>
    <meta:document-statistic meta:table-count="3" meta:cell-count="88" meta:object-count="0"/>
    <meta:user-defined meta:name="Info 1"/>
    <meta:user-defined meta:name="Info 2"/>
    <meta:user-defined meta:name="Info 3"/>
    <meta:user-defined meta:name="Info 4"/>
  </office:meta>
</office:document-meta>
</file>